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>
      <style:paragraph-properties fo:break-before="page"/>
    </style:style>
    <style:style style:name="P15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>
      <style:paragraph-properties style:writing-mode="lr-tb"/>
    </style:style>
    <style:style style:name="P2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468500912" text:id="ct468500912">
          <text:insertion>
            <office:change-info>
              <dc:creator>Bob Jacobsen</dc:creator>
              <dc:date>2013-01-27T19:15:00</dc:date>
            </office:change-info>
          </text:insertion>
        </text:changed-region>
        <text:changed-region xml:id="ct529999792" text:id="ct529999792">
          <text:insertion>
            <office:change-info>
              <dc:creator>Bob Jacobsen</dc:creator>
              <dc:date>2013-01-27T19:16:00</dc:date>
            </office:change-info>
          </text:insertion>
        </text:changed-region>
        <text:changed-region xml:id="ct863057376" text:id="ct863057376">
          <text:insertion>
            <office:change-info>
              <dc:creator>Bob Jacobsen</dc:creator>
              <dc:date>2013-01-27T17:41:00</dc:date>
            </office:change-info>
          </text:insertion>
        </text:changed-region>
        <text:changed-region xml:id="ct567219504" text:id="ct567219504">
          <text:deletion>
            <office:change-info>
              <dc:creator>Bob Jacobsen</dc:creator>
              <dc:date>2013-01-27T17:41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xml:id="ct863357440" text:id="ct863357440">
          <text:insertion>
            <office:change-info>
              <dc:creator>Bob Jacobsen</dc:creator>
              <dc:date>2013-01-27T17:41:00</dc:date>
            </office:change-info>
          </text:insertion>
        </text:changed-region>
        <text:changed-region xml:id="ct863357776" text:id="ct863357776">
          <text:deletion>
            <office:change-info>
              <dc:creator>Bob Jacobsen</dc:creator>
              <dc:date>2013-01-27T17:46:00</dc:date>
            </office:change-info>
            <text:h text:style-name="Heading_20_1" text:outline-level="1">Section Title</text:h>
          </text:deletion>
        </text:changed-region>
        <text:changed-region xml:id="ct863357296" text:id="ct863357296">
          <text:insertion>
            <office:change-info>
              <dc:creator>Bob Jacobsen</dc:creator>
              <dc:date>2013-01-27T17:46:00</dc:date>
            </office:change-info>
          </text:insertion>
        </text:changed-region>
        <text:changed-region xml:id="ct567219104" text:id="ct567219104">
          <text:insertion>
            <office:change-info>
              <dc:creator>Bob Jacobsen</dc:creator>
              <dc:date>2013-01-27T17:41:00</dc:date>
            </office:change-info>
          </text:insertion>
        </text:changed-region>
        <text:changed-region xml:id="ct567219200" text:id="ct567219200">
          <text:deletion>
            <office:change-info>
              <dc:creator>Bob Jacobsen</dc:creator>
              <dc:date>2013-01-27T17:41:00</dc:date>
            </office:change-info>
            <text:p text:style-name="P1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h text:style-name="Heading_20_2" text:outline-level="2">Subsection Title</text:h>
            <text:h text:style-name="Heading_20_3" text:outline-level="3">Sub-subsection Title</text:h>
            <text:p text:style-name="Standard">Praesent gravida pulvinar vehicula. Vivamus eu nisl eget sem rutrum suscipit id a magna. Integer id ante odio. </text:p>
            <text:list xml:id="list3062416193757491442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Introduction<text:change-start text:change-id="ct468500912"/></text:h>
      <text:p text:style-name="Standard">Put a strong introduction here that lays out the parts of the protocol<text:change-end text:change-id="ct468500912"/><text:change-start text:change-id="ct529999792"/> and gives an overview.<text:change-end text:change-id="ct529999792"/></text:p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<text:change-start text:change-id="ct863057376"/>For more information on format and presentation, see: </text:p>
      <text:list xml:id="list684458133814851473" text:style-name="L2">
        <text:list-item>
          <text:p text:style-name="P13"><text:change-end text:change-id="ct863057376"/><text:change text:change-id="ct567219504"/><text:change-start text:change-id="ct863357440"/>OpenLCB Common Information Technical Note<text:change-end text:change-id="ct863357440"/> </text:p>
        </text:list-item>
      </text:list>
      <text:h text:style-name="Heading_20_1" text:outline-level="1"><text:change text:change-id="ct863357776"/><text:change-start text:change-id="ct863357296"/>General Information<text:change-end text:change-id="ct863357296"/></text:h>
      <text:p text:style-name="Standard"><text:change-start text:change-id="ct567219104"/></text:p>
      <text:p text:style-name="P1"><text:change-end text:change-id="ct567219104"/><text:change text:change-id="ct56721920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384790112" text:id="ct384790112">
            <text:insertion>
              <office:change-info>
                <dc:creator>Bob Jacobsen</dc:creator>
                <dc:date>2013-01-27T17:40:00</dc:date>
              </office:change-info>
            </text:insertion>
          </text:changed-region>
          <text:changed-region xml:id="ct530295152" text:id="ct530295152">
            <text:deletion>
              <office:change-info>
                <dc:creator>Bob Jacobsen</dc:creator>
                <dc:date>2013-01-27T17:40:00</dc:date>
              </office:change-info>
              <text:p text:style-name="MP1">Praesent Gravida</text:p>
            </text:dele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<text:change-start text:change-id="ct384790112"/>Train Protocol<text:change-end text:change-id="ct384790112"/><text:change text:change-id="ct530295152"/> Technical Note</text:p>
      </style:header>
      <style:footer>
        <text:tracked-changes>
          <text:changed-region xml:id="ct523447248" text:id="ct523447248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530058336" text:id="ct530058336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523447248"/><text:change-start text:change-id="ct530058336"/><text:span text:style-name="Page_20_Number"><text:span text:style-name="MT2">3</text:span></text:span><text:change-end text:change-id="ct53005833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3-01-27T19:16:51.99">1/27/2013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863843504" text:id="ct863843504">
            <text:deletion>
              <office:change-info>
                <dc:creator>Bob Jacobsen</dc:creator>
                <dc:date>2013-01-27T17:44:00</dc:date>
              </office:change-info>
              <text:p text:style-name="MP7">(title)</text:p>
            </text:deletion>
          </text:changed-region>
          <text:changed-region xml:id="ct863422480" text:id="ct863422480">
            <text:insertion>
              <office:change-info>
                <dc:creator>Bob Jacobsen</dc:creator>
                <dc:date>2013-01-27T17:4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863843504"/><text:change-start text:change-id="ct863422480"/>Train Protocol<text:change-end text:change-id="ct86342248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1-27T19:16:51.99">Jan 27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384630288" text:id="ct384630288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530367360" text:id="ct530367360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384630288"/><text:change-start text:change-id="ct530367360"/><text:span text:style-name="Page_20_Number"><text:span text:style-name="MT2">3</text:span></text:span><text:change-end text:change-id="ct53036736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3-01-27T19:16:51.99">1/27/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68</meta:editing-cycles>
    <meta:editing-duration>PT12H4M3S</meta:editing-duration>
    <meta:generator>OpenOffice.org/3.4.1$Unix OpenOffice.org_project/341m1$Build-9593</meta:generator>
    <dc:date>2013-01-27T19:16:52</dc:date>
    <dc:creator>Bob Jacobsen</dc:creator>
    <meta:document-statistic meta:table-count="1" meta:image-count="1" meta:object-count="0" meta:page-count="2" meta:paragraph-count="41" meta:word-count="394" meta:character-count="2777"/>
    <meta:user-defined meta:name="Info 1"/>
    <meta:user-defined meta:name="Info 2"/>
    <meta:user-defined meta:name="Info 3"/>
    <meta:user-defined meta:name="Info 4"/>
  </office:meta>
</office:document-meta>
</file>